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style:font-name-asian="Google Sans Text1" style:font-size-asian="12pt"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7" style:family="paragraph" style:parent-style-name="Standard">
      <style:paragraph-properties fo:margin-top="0in" fo:margin-bottom="0.0835in" loext:contextual-spacing="false" fo:line-height="114%" fo:padding="0in" fo:border="none"/>
    </style:style>
    <style:style style:name="P8"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9"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0"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11" style:family="paragraph" style:parent-style-name="Standard">
      <style:paragraph-properties fo:margin-top="0.1665in" fo:margin-bottom="0.1665in" loext:contextual-spacing="false" fo:line-height="114%" fo:padding="0in" fo:border="none"/>
    </style:style>
    <style:style style:name="P12" style:family="paragraph" style:parent-style-name="Standard">
      <style:paragraph-properties fo:margin-top="0.0835in" fo:margin-bottom="0.0835in" loext:contextual-spacing="false" fo:line-height="114%" fo:padding="0in" fo:border="none"/>
    </style:style>
    <style:style style:name="P13" style:family="paragraph" style:parent-style-name="Standard">
      <style:paragraph-properties fo:margin-top="0.3335in" fo:margin-bottom="0.1665in" loext:contextual-spacing="false" fo:line-height="114%" fo:padding="0in" fo:border="none"/>
    </style:style>
    <style:style style:name="P14" style:family="paragraph" style:parent-style-name="Heading_20_1">
      <style:paragraph-properties fo:margin-top="0in" fo:margin-bottom="0.0835in" loext:contextual-spacing="false" fo:line-height="114%" fo:padding="0in" fo:border="none"/>
    </style:style>
    <style:style style:name="P15" style:family="paragraph" style:parent-style-name="Heading_20_2">
      <style:paragraph-properties fo:margin-top="0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4"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5"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6"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7" style:family="text">
      <style:text-properties fo:color="#1b1c1d" style:font-name="Google Sans Text" fo:font-size="10pt" fo:font-style="normal" fo:font-weight="bold" style:font-name-asian="Google Sans Text1" style:font-size-asian="10pt" style:font-style-asian="normal" style:font-weight-asian="bold" style:font-name-complex="Google Sans Text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4"><text:span text:style-name="T1">Projeto de Pós-Doutorado: Braços Robóticos para o Estímulo do Interesse em STEM na Juventude</text:span></text:p>
      <text:p text:style-name="P1"/>
      <text:p text:style-name="P1"/>
      <text:p text:style-name="P15"><text:span text:style-name="T2">1. Sumário Executivo: Acendendo Futuros Inovadores</text:span></text:p>
      <text:p text:style-name="P2"/>
      <text:p text:style-name="P5"><text:span text:style-name="T3">Este projeto de pós-doutorado propõe o desenvolvimento e a implementação de uma iniciativa inovadora focada na utilização de braços robóticos em feiras tecnológicas e mostras científicas, com o objetivo primordial de incentivar o interesse de crianças e adolescentes pela pesquisa e tecnologia robótica. A importância da exposição precoce a campos como Ciência, Tecnologia, Engenharia e Matemática (STEM) é amplamente reconhecida como fundamental para o desenvolvimento de talentos futuros. Ao proporcionar experiências práticas e interativas, o projeto visa abordar a lacuna existente na atração de jovens para estas áreas críticas.</text:span></text:p>
      <text:p text:style-name="P5"><text:span text:style-name="T3">A robótica, por sua natureza interdisciplinar, oferece um veículo pedagógico único, capaz de estimular o pensamento crítico, a criatividade e a capacidade de resolução de problemas. A escolha de robôs colaborativos (cobots) como ferramenta principal é estratégica, dada a sua segurança inerente para interação humana, tornando-os ideais para ambientes públicos e educacionais. Este foco em "incentivar o interesse" representa uma intervenção estratégica a montante para o desenvolvimento de uma força de trabalho STEM a longo prazo, abordando uma necessidade nacional e global. Se a exposição precoce se correlaciona com as escolhas de carreira, então o estímulo do interesse em crianças e adolescentes não é apenas sobre o engajamento imediato, mas um passo fundamental para cultivar futuros profissionais e pesquisadores em STEM. Consequentemente, este projeto contribui diretamente para atender à demanda global por talentos em STEM, posicionando-o como um investimento estratégico no desenvolvimento de capital humano, e não apenas como um programa de extensão educacional, o que eleva sua relevância para potenciais órgãos financiadores.</text:span></text:p>
      <text:p text:style-name="P3"/>
      <text:p text:style-name="P15"><text:span text:style-name="T2">2. Introdução: O Imperativo do Engajamento Precoce em STEM</text:span></text:p>
      <text:p text:style-name="P2"/>
      <text:p text:style-name="P5"><text:span text:style-name="T3">A demanda global por profissionais de STEM continua a crescer, sublinhando a importância de nutrir o interesse nestes campos desde tenra idade. No entanto, persistem desafios na atração e retenção de jovens nessas áreas. A robótica surge como uma ferramenta interdisciplinar ideal para a educação STEM, integrando conceitos de engenharia, ciência da computação, matemática e até mesmo arte, oferecendo um valor educacional holístico. Feiras tecnológicas e exposições científicas são plataformas comprovadamente eficazes para o engajamento público e a aprendizagem informal, capazes de aumentar o interesse em STEM e a conscientização sobre carreiras. Essas plataformas justificam o ambiente escolhido para o projeto.</text:span></text:p>
      <text:p text:style-name="P5"><text:span text:style-name="T3">Este projeto serve como uma ponte crucial entre as potenciais limitações da educação formal em robótica prática e os ambientes de aprendizagem informais e de alto impacto das exposições públicas. Ao fazer isso, ele democratiza o acesso à exposição a tecnologias avançadas. Embora o ensino formal procure transmitir conhecimentos em STEM, a robótica prática frequentemente exige equipamentos especializados e conhecimentos que não estão universalmente disponíveis nas escolas, com custos e complexidade sendo desafios notáveis. As exposições públicas, por outro lado, oferecem um ponto de entrada único e de baixa barreira para um público amplo. Estrategicamente, ao posicionar braços robóticos avançados nesses ambientes acessíveis e informais, o projeto contorna eficazmente algumas das barreiras sistêmicas à educação prática em robótica, tornando-a disponível para uma demografia mais ampla e potencialmente despertando o interesse em estudantes que de outra forma não teriam contato com tais tecnologias, abordando implicitamente questões de acessibilidade.</text:span></text:p>
      <text:p text:style-name="P3"/>
      <text:p text:style-name="P15"><text:span text:style-name="T2">3. Justificativa do Projeto: Unindo Curiosidade com Inovação Robótica</text:span></text:p>
      <text:p text:style-name="P2"/>
      <text:p text:style-name="P5"><text:span text:style-name="T3">O cenário atual da robótica juvenil inclui iniciativas bem-sucedidas como kits educacionais (por exemplo, LEGO Mindstorms, VEX Robotics) e competições (por exemplo, FIRST Robotics, VEX Robotics Competition). Embora esses recursos sejam valiosos, eles frequentemente não expõem os jovens a braços robóticos de grau industrial ou colaborativos, que representam a vanguarda do campo. Este projeto visa preencher essa lacuna, oferecendo uma experiência mais direta com a robótica avançada. A interação direta com braços robóticos proporciona benefícios únicos, como o fomento do pensamento crítico, a resolução de problemas e a criatividade através do engajamento tangível. Desafios como custo, complexidade e preocupações com segurança são mitigados pela seleção cuidadosa de robôs colaborativos (cobots), que tornam a robótica avançada acessível e segura.</text:span></text:p>
      <text:p text:style-name="P5"><text:span text:style-name="T3">Uma contribuição significativa deste projeto é a sua capacidade de contrariar percepções públicas negativas sobre a robótica, como o receio da perda de empregos, ao demonstrar suas aplicações positivas, colaborativas e educacionais. Isso contribui para moldar uma futura força de trabalho mais informada e otimista. A percepção pública da inteligência artificial (IA) e da robótica é mista, oscilando entre o medo da perda de empregos e o entusiasmo pelas novas possibilidades. Se crianças e adolescentes são expostos à robótica principalmente através de representações midiáticas ou discussões abstratas, eles podem internalizar a narrativa do "medo da perda de empregos". Uma experiência prática e positiva com robôs colaborativos contradiz diretamente essa visão, ao demonstrar como os robôs podem aumentar as capacidades humanas e servir como ferramentas para a criatividade e o aprendizado. Ao proporcionar uma interação tangível, positiva e segura, o projeto não apenas ensina sobre robótica, mas também molda ativamente uma percepção pública mais informada e otimista das tecnologias futuras, o que é crucial para a adoção social e o desenvolvimento ético. Isso fomenta uma geração que vê a tecnologia como um facilitador, e não como uma ameaça.</text:span></text:p>
      <text:p text:style-name="P5"><text:span text:style-name="T3">Adicionalmente, ao focar em braços robóticos colaborativos, o projeto aborda implicitamente a natureza evolutiva da interação humano-robô (HRI) nos futuros ambientes de trabalho. Isso prepara os jovens não apenas para </text:span><text:span text:style-name="T5">usar</text:span><text:span text:style-name="T3"> robôs, mas para </text:span><text:span text:style-name="T5">colaborar</text:span><text:span text:style-name="T3"> com eles. Robôs colaborativos (cobots) são projetados especificamente para interação humano-robô com recursos de segurança, com exemplos como o KUKA LBR iiwa e o Universal Robots UR5e. Embora kits educacionais ensinem programação básica, eles frequentemente não proporcionam experiência com robôs projetados para interação física direta e segura com humanos. Os cobots, por sua natureza, exemplificam o futuro da colaboração humano-robô na indústria e na vida diária. A exposição precoce dos jovens a cobots não apenas desperta o interesse, mas também os prepara sutilmente para um futuro onde a colaboração humano-robô será comum. Isso desloca o aprendizado da mera operação para a compreensão das nuances da HRI, fomentando uma geração capaz de projetar, gerenciar e trabalhar ao lado de sistemas robóticos avançados, uma habilidade crucial para futuras carreiras em STEM além da programação.</text:span></text:p>
      <text:p text:style-name="P3"/>
      <text:p text:style-name="P15"><text:soft-page-break/><text:span text:style-name="T2">4. Projeto: Experiências Robóticas Interativas para Jovens</text:span></text:p>
      <text:p text:style-name="P2"/>
      <text:p text:style-name="P5"><text:span text:style-name="T3">O projeto concebe um arcabouço para a utilização de braços robóticos que prioriza a segurança, a interatividade e a relevância educacional. A seleção dos braços robóticos é fundamental para o sucesso do projeto. Robôs colaborativos (cobots) são a escolha preferencial devido aos seus recursos de segurança inerentes, como limites de força/torque e redução de velocidade, e seu design para interação humana. Modelos como o KUKA LBR iiwa ou o Universal Robots UR5e são exemplos de opções adequadas, amigáveis ao usuário e seguras. A consideração de plataformas de código aberto como ROS oferece flexibilidade na programação e personalização, o que pode também reduzir custos. Os desafios de custo serão abordados através de um equilíbrio entre cobots de ponta para demonstrações avançadas e braços educacionais mais acessíveis para atividades práticas, potencialmente alavancando subsídios e financiamentos.</text:span></text:p>
      <text:p text:style-name="P5"><text:span text:style-name="T3">Os princípios de design interativo do projeto enfatizam a aprendizagem prática e a aprendizagem baseada em projetos como abordagens pedagógicas centrais. A integração de elementos de gamificação visa aumentar o engajamento e a motivação. É crucial que o conteúdo seja apropriado para a idade, adaptando os níveis de complexidade e interação para diferentes faixas etárias. Os princípios de Interação Humano-Robô (HRI) serão incorporados para garantir interfaces intuitivas e feedback claro, aproveitando o valor educacional do brincar e da exploração.</text:span></text:p>
      <text:p text:style-name="P7"><text:span text:style-name="T3">Exemplos de módulos de atividade incluem:</text:span></text:p>
      <text:list xml:id="list1677528836" text:style-name="WWNum1">
        <text:list-item>
          <text:p text:style-name="P8"><text:span text:style-name="T4">Interação Básica:</text:span><text:span text:style-name="T3"> Atividades simples de "ensinar e reproduzir" onde as crianças guiam o braço para pegar e colocar objetos, demonstrando controle fundamental.</text:span></text:p>
        </text:list-item>
        <text:list-item>
          <text:p text:style-name="P8"><text:span text:style-name="T4">Expressão Criativa:</text:span><text:span text:style-name="T3"> Utilização do braço para desenhar, pintar ou manipular objetos para fins artísticos, ampliando o apelo para além da engenharia tradicional.</text:span></text:p>
        </text:list-item>
        <text:list-item>
          <text:p text:style-name="P8"><text:span text:style-name="T4">Desafios de Resolução de Problemas:</text:span><text:span text:style-name="T3"> Por exemplo, navegar em um labirinto, classificar objetos por cor/forma ou montar estruturas simples.</text:span></text:p>
        </text:list-item>
        <text:list-item>
          <text:p text:style-name="P8"><text:span text:style-name="T4">Introdução à Programação:</text:span><text:span text:style-name="T3"> Interfaces de programação visual baseadas em blocos (semelhantes a Scratch ou Blockly) para controlar os movimentos do braço, introduzindo lógica e sequenciamento básicos.</text:span></text:p>
        </text:list-item>
        <text:list-item>
          <text:p text:style-name="P10"><text:span text:style-name="T4">Conceitos Avançados (para adolescentes mais velhos):</text:span><text:span text:style-name="T3"> Demonstrações de sistemas de visão, integração de IA ou até mesmo tarefas colaborativas simples onde o humano e o robô trabalham juntos.</text:span></text:p>
        </text:list-item>
      </text:list>
      <text:p text:style-name="P11"><text:span text:style-name="T3">A escolha estratégica de robôs colaborativos (cobots) não apenas garante a segurança, mas também promove implicitamente uma imagem positiva e não ameaçadora da robótica, contrariando diretamente as ansiedades públicas sobre a automação e fomentando a confiança. A segurança é primordial ao trabalhar com crianças. Ao usar exclusivamente cobots, o projeto demonstra ativamente que os robôs podem ser colaboradores seguros, acessíveis e até "amigáveis", em vez de máquinas intimidantes. Essa experiência direta e positiva pode remodelar as percepções iniciais. Essa escolha de design vai além da mera conformidade de segurança; ela se torna uma ferramenta pedagógica em si, educando sutilmente o público (crianças e adultos acompanhantes) sobre a natureza benéfica e colaborativa da robótica moderna, contribuindo assim para uma aceitação social mais matizada e positiva da automação, o que é crucial para a integração de longo prazo da robótica na sociedade.</text:span></text:p>
      <text:p text:style-name="P5"><text:span text:style-name="T3">A integração de diversos módulos de atividade, incluindo tarefas criativas e de resolução de problemas, garante um apelo mais amplo, além dos entusiastas tradicionais de STEM. Isso pode atrair crianças com interesses em arte, design ou quebra-cabeças, diversificando assim o futuro grupo de roboticistas. O objetivo é "incentivar o interesse" em um público amplo de "crianças e adolescentes". Se as atividades se concentrarem apenas na engenharia ou codificação tradicionais, elas podem atrair apenas um nicho preexistente de crianças com inclinação para STEM. Ao incorporar tarefas criativas (por exemplo, desenho robótico) ou desafios de resolução de problemas abertos, o projeto explora diferentes estilos de aprendizagem e interesses. Essa abordagem diversificada para o engajamento aumenta o alcance e o impacto do projeto, garantindo que crianças que inicialmente não se vejam como "cientistas" ou "engenheiros" ainda possam encontrar um ponto de entrada na robótica através de suas paixões existentes. Isso é vital para promover a verdadeira diversidade e inclusão no pipeline STEM, indo além do mero desenvolvimento de habilidades técnicas para cultivar uma base mais ampla de pensadores inovadores.</text:span></text:p>
      <text:p text:style-name="P5"><text:span text:style-name="T3">A Tabela 1 apresenta uma análise comparativa da adequação de diferentes tipos de braços robóticos para o engajamento juvenil, fornecendo uma justificativa clara e baseada em dados para a seleção de tipos específicos de braços robóticos para crianças e adolescentes em um ambiente público.</text:span></text:p>
      <text:p text:style-name="P5"><text:span text:style-name="T4">Tabela 1: Análise Comparativa da Adequação de Braços Robóticos para o Engajamento Juvenil</text:span></text:p>
      <table:table table:name="Table1" table:style-name="Table1">
        <table:table-column table:style-name="Table1.A" table:number-columns-repeated="5"/>
        <text:soft-page-break/>
        <table:table-row table:style-name="Table1.1">
          <table:table-cell table:style-name="Table1.A1" office:value-type="string">
            <text:p text:style-name="P12"><text:span text:style-name="T6">Critério</text:span></text:p>
          </table:table-cell>
          <table:table-cell table:style-name="Table1.A1" office:value-type="string">
            <text:p text:style-name="P12"><text:span text:style-name="T6">Robôs Colaborativos (Cobots) (e.g., UR5e, KUKA LBR iiwa)</text:span></text:p>
          </table:table-cell>
          <table:table-cell table:style-name="Table1.A1" office:value-type="string">
            <text:p text:style-name="P12"><text:span text:style-name="T6">Kits Robóticos Educacionais (e.g., LEGO Mindstorms, VEX)</text:span></text:p>
          </table:table-cell>
          <table:table-cell table:style-name="Table1.A1" office:value-type="string">
            <text:p text:style-name="P12"><text:span text:style-name="T6">Robôs Industriais Pequenos (Tradicionais)</text:span></text:p>
          </table:table-cell>
          <table:table-cell table:style-name="Table1.A1" office:value-type="string">
            <text:p text:style-name="P12"><text:span text:style-name="T6">Braços Robóticos de Código Aberto (e.g., ROS-based)</text:span></text:p>
          </table:table-cell>
        </table:table-row>
        <table:table-row table:style-name="Table1.1">
          <table:table-cell table:style-name="Table1.A1" office:value-type="string">
            <text:p text:style-name="P12"><text:span text:style-name="T7">Segurança para Jovens</text:span></text:p>
          </table:table-cell>
          <table:table-cell table:style-name="Table1.A1" office:value-type="string">
            <text:p text:style-name="P12"><text:span text:style-name="T6">Alta (projetado para HRI segura)</text:span></text:p>
          </table:table-cell>
          <table:table-cell table:style-name="Table1.A1" office:value-type="string">
            <text:p text:style-name="P12"><text:span text:style-name="T6">Moderada (supervisão necessária)</text:span></text:p>
          </table:table-cell>
          <table:table-cell table:style-name="Table1.A1" office:value-type="string">
            <text:p text:style-name="P12"><text:span text:style-name="T6">Baixa (risco de segurança)</text:span></text:p>
          </table:table-cell>
          <table:table-cell table:style-name="Table1.A1" office:value-type="string">
            <text:p text:style-name="P12"><text:span text:style-name="T6">Moderada (depende da construção e sensores)</text:span></text:p>
          </table:table-cell>
        </table:table-row>
        <table:table-row table:style-name="Table1.1">
          <table:table-cell table:style-name="Table1.A1" office:value-type="string">
            <text:p text:style-name="P12"><text:span text:style-name="T7">Facilidade de Uso/Programação</text:span></text:p>
          </table:table-cell>
          <table:table-cell table:style-name="Table1.A1" office:value-type="string">
            <text:p text:style-name="P12"><text:span text:style-name="T6">Alta (interfaces intuitivas)</text:span></text:p>
          </table:table-cell>
          <table:table-cell table:style-name="Table1.A1" office:value-type="string">
            <text:p text:style-name="P12"><text:span text:style-name="T6">Alta (programação visual baseada em blocos)</text:span></text:p>
          </table:table-cell>
          <table:table-cell table:style-name="Table1.A1" office:value-type="string">
            <text:p text:style-name="P12"><text:span text:style-name="T6">Baixa (linguagens de programação complexas)</text:span></text:p>
          </table:table-cell>
          <table:table-cell table:style-name="Table1.A1" office:value-type="string">
            <text:p text:style-name="P12"><text:span text:style-name="T6">Moderada (requer conhecimento técnico)</text:span></text:p>
          </table:table-cell>
        </table:table-row>
        <table:table-row table:style-name="Table1.1">
          <table:table-cell table:style-name="Table1.A1" office:value-type="string">
            <text:p text:style-name="P12"><text:span text:style-name="T7">Custo</text:span></text:p>
          </table:table-cell>
          <table:table-cell table:style-name="Table1.A1" office:value-type="string">
            <text:p text:style-name="P12"><text:span text:style-name="T6">Alto (investimento inicial significativo)</text:span></text:p>
          </table:table-cell>
          <table:table-cell table:style-name="Table1.A1" office:value-type="string">
            <text:p text:style-name="P12"><text:span text:style-name="T6">Baixo a Moderado (acessível)</text:span></text:p>
          </table:table-cell>
          <table:table-cell table:style-name="Table1.A1" office:value-type="string">
            <text:p text:style-name="P12"><text:span text:style-name="T6">Muito Alto</text:span></text:p>
          </table:table-cell>
          <table:table-cell table:style-name="Table1.A1" office:value-type="string">
            <text:p text:style-name="P12"><text:span text:style-name="T6">Baixo a Moderado (depende dos componentes)</text:span></text:p>
          </table:table-cell>
        </table:table-row>
        <table:table-row table:style-name="Table1.1">
          <table:table-cell table:style-name="Table1.A1" office:value-type="string">
            <text:p text:style-name="P12"><text:span text:style-name="T7">Complexidade da Operação</text:span></text:p>
          </table:table-cell>
          <table:table-cell table:style-name="Table1.A1" office:value-type="string">
            <text:p text:style-name="P12"><text:span text:style-name="T6">Baixa a Moderada</text:span></text:p>
          </table:table-cell>
          <table:table-cell table:style-name="Table1.A1" office:value-type="string">
            <text:p text:style-name="P12"><text:span text:style-name="T6">Baixa</text:span></text:p>
          </table:table-cell>
          <table:table-cell table:style-name="Table1.A1" office:value-type="string">
            <text:p text:style-name="P12"><text:span text:style-name="T6">Alta</text:span></text:p>
          </table:table-cell>
          <table:table-cell table:style-name="Table1.A1" office:value-type="string">
            <text:p text:style-name="P12"><text:span text:style-name="T6">Moderada a Alta</text:span></text:p>
          </table:table-cell>
        </table:table-row>
        <table:table-row table:style-name="Table1.1">
          <table:table-cell table:style-name="Table1.A1" office:value-type="string">
            <text:p text:style-name="P12"><text:span text:style-name="T7">Adequação para Faixas Etárias</text:span></text:p>
          </table:table-cell>
          <table:table-cell table:style-name="Table1.A1" office:value-type="string">
            <text:p text:style-name="P12"><text:span text:style-name="T6">Ampla (6-18 anos, com adaptações)</text:span></text:p>
          </table:table-cell>
          <table:table-cell table:style-name="Table1.A1" office:value-type="string">
            <text:p text:style-name="P12"><text:span text:style-name="T6">Ampla (6-14 anos)</text:span></text:p>
          </table:table-cell>
          <table:table-cell table:style-name="Table1.A1" office:value-type="string">
            <text:p text:style-name="P12"><text:span text:style-name="T6">Limitada (apenas demonstração, não interação)</text:span></text:p>
          </table:table-cell>
          <table:table-cell table:style-name="Table1.A1" office:value-type="string">
            <text:p text:style-name="P12"><text:span text:style-name="T6">Moderada (12+ anos, com supervisão)</text:span></text:p>
          </table:table-cell>
        </table:table-row>
        <table:table-row table:style-name="Table1.1">
          <table:table-cell table:style-name="Table1.A1" office:value-type="string">
            <text:p text:style-name="P12"><text:span text:style-name="T7">Interatividade/Colaboração</text:span></text:p>
          </table:table-cell>
          <table:table-cell table:style-name="Table1.A1" office:value-type="string">
            <text:p text:style-name="P12"><text:span text:style-name="T6">Alta (projetado para interação direta)</text:span></text:p>
          </table:table-cell>
          <table:table-cell table:style-name="Table1.A1" office:value-type="string">
            <text:p text:style-name="P12"><text:span text:style-name="T6">Moderada (interação com o modelo construído)</text:span></text:p>
          </table:table-cell>
          <table:table-cell table:style-name="Table1.A1" office:value-type="string">
            <text:p text:style-name="P12"><text:span text:style-name="T6">Baixa (sem interação direta)</text:span></text:p>
          </table:table-cell>
          <table:table-cell table:style-name="Table1.A1" office:value-type="string">
            <text:p text:style-name="P12"><text:span text:style-name="T6">Moderada (potencial para HRI, mas requer desenvolvimento)</text:span></text:p>
          </table:table-cell>
        </table:table-row>
        <table:table-row table:style-name="Table1.1">
          <table:table-cell table:style-name="Table1.A1" office:value-type="string">
            <text:p text:style-name="P12"><text:span text:style-name="T7">Relevância no Mundo Real</text:span></text:p>
          </table:table-cell>
          <table:table-cell table:style-name="Table1.A1" office:value-type="string">
            <text:p text:style-name="P12"><text:span text:style-name="T6">Alta (representa a robótica industrial moderna)</text:span></text:p>
          </table:table-cell>
          <table:table-cell table:style-name="Table1.A1" office:value-type="string">
            <text:p text:style-name="P12"><text:span text:style-name="T6">Moderada (introduz conceitos básicos)</text:span></text:p>
          </table:table-cell>
          <table:table-cell table:style-name="Table1.A1" office:value-type="string">
            <text:p text:style-name="P12"><text:span text:style-name="T6">Alta (robótica industrial avançada)</text:span></text:p>
          </table:table-cell>
          <table:table-cell table:style-name="Table1.A1" office:value-type="string">
            <text:p text:style-name="P12"><text:span text:style-name="T6">Moderada (plataformas de pesquisa e desenvolvimento)</text:span></text:p>
          </table:table-cell>
        </table:table-row>
      </table:table>
      <text:p text:style-name="P13"><text:span text:style-name="T3">A tabela demonstra que os robôs colaborativos são a escolha ideal para este projeto, devido ao seu equilíbrio entre segurança, facilidade de uso e potencial interativo, ao mesmo tempo em que reconhece as limitações de outros tipos.</text:span></text:p>
      <text:p text:style-name="P3"/>
      <text:p text:style-name="P15"><text:span text:style-name="T2">5. Estratégias de Engajamento e Impacto Educacional</text:span></text:p>
      <text:p text:style-name="P2"/>
      <text:p text:style-name="P5"><text:span text:style-name="T3">As estratégias de engajamento do projeto são concebidas para cativar e educar crianças e adolescentes, com foco na aprendizagem prática, resolução de problemas e fomento de uma mentalidade de pesquisa. A aprendizagem prática e experiencial é um pilar central, reiterando os benefícios da interação direta. As atividades serão projetadas para serem genuinamente práticas, permitindo que os participantes programem, manipulem e observem os braços robóticos em tempo real. A aprendizagem baseada em projetos (PBL) estruturará as atividades como mini-projetos ou desafios, incentivando a resolução de problemas, o pensamento crítico e a colaboração. Exemplos incluem "Desafio do Braço Robótico: Construa uma Torre" ou "Obra de Arte Robótica". A gamificação será incorporada através de elementos como pontos, placares, feedback imediato e objetivos claros para aumentar a motivação e o engajamento sustentado.</text:span></text:p>
      <text:p text:style-name="P5"><text:span text:style-name="T3">A presença de mentores e facilitadores treinados é crucial para guiar os participantes, responder a perguntas e fornecer encorajamento, garantindo um ambiente de aprendizagem positivo. Isso também aborda o desafio da "falta de instrutores qualificados". A acessibilidade e a inclusão são consideradas no design das atividades, que serão adaptáveis a diversos estilos e habilidades de aprendizagem, potencialmente aproveitando insights da robótica para educação de necessidades especiais. Interfaces claras e intuitivas são essenciais. Além da operação básica, o projeto busca fomentar uma mentalidade de pesquisa, incentivando os participantes a perguntar "porquê" e "como", a experimentar diferentes soluções e a compreender a natureza iterativa do design e da resolução de problemas, espelhando o método científico. Isso alinha o projeto com o aspecto de "pesquisa" da consulta inicial.</text:span></text:p>
      <text:p text:style-name="P5"><text:span text:style-name="T3">Ao integrar princípios de Interação Humano-Robô (HRI) e focar em interfaces intuitivas, o projeto não apenas torna a robótica acessível, mas também ensina implicitamente princípios fundamentais de design de experiência do usuário (UX), uma habilidade crítica no cenário tecnológico em evolução. Quando as crianças interagem com uma interface de braço robótico bem projetada, elas não estão apenas aprendendo a controlar o robô; elas estão experimentando e compreendendo implicitamente o que torna a tecnologia fácil ou difícil de usar. Elas aprendem que um bom design é essencial para uma interação eficaz. Essa exposição as introduz sutilmente aos conceitos de design centrado no usuário e à importância da HRI, habilidades que são cada vez mais valiosas em todos os setores de tecnologia, não apenas na robótica. Isso cultiva uma geração que pode não apenas construir tecnologia, mas também projetá-la com o usuário final em mente, promovendo a empatia no desenvolvimento tecnológico.</text:span></text:p>
      <text:p text:style-name="P5"><text:span text:style-name="T3">A presença do projeto em feiras e exposições públicas, combinada com atividades práticas, oferece uma oportunidade única para engajar pais e educadores ao lado das crianças, criando um efeito multiplicador para a defesa de STEM e potencialmente inspirando um apoio comunitário mais amplo para a educação em robótica. Feiras frequentemente são frequentadas por famílias e grupos escolares. Embora o público-alvo principal seja a juventude, pais e professores que os acompanham também observarão e potencialmente participarão. Uma experiência positiva para a criança pode se traduzir em apoio parental para atividades STEM em casa ou na escola, e os professores podem ser inspirados a buscar treinamento adicional ou integrar a robótica em seu currículo. O projeto, portanto, atua como um catalisador para um engajamento comunitário mais amplo em STEM. Ele não atinge apenas crianças individualmente, mas influencia suas redes de apoio imediatas, potencialmente levando a um aumento da demanda por educação em robótica nas escolas e a um maior investimento comunitário em programas de extensão STEM. Isso cria um terreno mais fértil para o interesse e desenvolvimento sustentados.</text:span></text:p>
      <text:p text:style-name="P5"><text:span text:style-name="T3">A Tabela 2 detalha os módulos interativos propostos e seus objetivos de aprendizagem, demonstrando o rigor pedagógico e a abordagem estruturada do projeto, e ligando diretamente as atividades a metas educacionais mensuráveis.</text:span></text:p>
      <text:p text:style-name="P5"><text:span text:style-name="T4">Tabela 2: Módulos Interativos Propostos e Objetivos de Aprendizagem</text:span></text:p>
      <table:table table:name="Table2" table:style-name="Table2">
        <table:table-column table:style-name="Table2.A" table:number-columns-repeated="5"/>
        <table:table-row table:style-name="Table2.1">
          <table:table-cell table:style-name="Table2.A1" office:value-type="string">
            <text:p text:style-name="P12"><text:span text:style-name="T6">Módulo/Atividade Proposta</text:span></text:p>
          </table:table-cell>
          <table:table-cell table:style-name="Table2.A1" office:value-type="string">
            <text:p text:style-name="P12"><text:span text:style-name="T6">Faixa Etária Alvo</text:span></text:p>
          </table:table-cell>
          <table:table-cell table:style-name="Table2.A1" office:value-type="string">
            <text:p text:style-name="P12"><text:span text:style-name="T6">Conceitos Chave Introduzidos</text:span></text:p>
          </table:table-cell>
          <table:table-cell table:style-name="Table2.A1" office:value-type="string">
            <text:p text:style-name="P12"><text:span text:style-name="T6">Objetivos de Aprendizagem Mensuráveis</text:span></text:p>
          </table:table-cell>
          <table:table-cell table:style-name="Table2.A1" office:value-type="string">
            <text:p text:style-name="P12"><text:span text:style-name="T6">Recursos do Braço Robótico Necessários</text:span></text:p>
          </table:table-cell>
        </table:table-row>
        <table:table-row table:style-name="Table2.1">
          <table:table-cell table:style-name="Table2.A1" office:value-type="string">
            <text:p text:style-name="P12"><text:span text:style-name="T7">1. Introdução ao Controle Robótico: Desafio de Pegar e Colocar</text:span></text:p>
          </table:table-cell>
          <table:table-cell table:style-name="Table2.A1" office:value-type="string">
            <text:p text:style-name="P12"><text:span text:style-name="T6">6-10 anos</text:span></text:p>
          </table:table-cell>
          <table:table-cell table:style-name="Table2.A1" office:value-type="string">
            <text:p text:style-name="P12"><text:span text:style-name="T6">Sequenciamento, Coordenadas Básicas, Operação do Gripper</text:span></text:p>
          </table:table-cell>
          <table:table-cell table:style-name="Table2.A1" office:value-type="string">
            <text:p text:style-name="P12"><text:span text:style-name="T6">Os participantes serão capazes de programar uma sequência de 3 movimentos e identificar as partes principais do braço robótico.</text:span></text:p>
          </table:table-cell>
          <table:table-cell table:style-name="Table2.A1" office:value-type="string">
            <text:p text:style-name="P12"><text:span text:style-name="T6">Braço de 6 eixos, Interface de arrastar e soltar (tablet/tela sensível ao toque)</text:span></text:p>
          </table:table-cell>
        </table:table-row>
        <table:table-row table:style-name="Table2.1">
          <table:table-cell table:style-name="Table2.A1" office:value-type="string">
            <text:p text:style-name="P12"><text:span text:style-name="T7">2. Arte Robótica Criativa: Desenho e Pintura</text:span></text:p>
          </table:table-cell>
          <table:table-cell table:style-name="Table2.A1" office:value-type="string">
            <text:p text:style-name="P12"><text:span text:style-name="T6">8-14 anos</text:span></text:p>
          </table:table-cell>
          <table:table-cell table:style-name="Table2.A1" office:value-type="string">
            <text:p text:style-name="P12"><text:span text:style-name="T6">Coordenadas Espaciais, Precisão, Criatividade Aplicada à Tecnologia</text:span></text:p>
          </table:table-cell>
          <table:table-cell table:style-name="Table2.A1" office:value-type="string">
            <text:p text:style-name="P12"><text:span text:style-name="T6">Os participantes criarão um desenho simples com o robô e entenderão como o robô traduz comandos em movimento.</text:span></text:p>
          </table:table-cell>
          <table:table-cell table:style-name="Table2.A1" office:value-type="string">
            <text:p text:style-name="P12"><text:span text:style-name="T6">Braço de 6 eixos com alta precisão, Ferramenta de escrita/pintura acoplável, Interface gráfica</text:span></text:p>
          </table:table-cell>
        </table:table-row>
        <table:table-row table:style-name="Table2.1">
          <table:table-cell table:style-name="Table2.A1" office:value-type="string">
            <text:p text:style-name="P12"><text:span text:style-name="T7">3. Desafios de Resolução de Problemas: Classificação de Objetos</text:span></text:p>
          </table:table-cell>
          <table:table-cell table:style-name="Table2.A1" office:value-type="string">
            <text:p text:style-name="P12"><text:span text:style-name="T6">10-16 anos</text:span></text:p>
          </table:table-cell>
          <table:table-cell table:style-name="Table2.A1" office:value-type="string">
            <text:p text:style-name="P12"><text:span text:style-name="T6">Lógica Condicional, Sensores (Visão), Otimização de Caminho, Resolução de Problemas</text:span></text:p>
          </table:table-cell>
          <table:table-cell table:style-name="Table2.A1" office:value-type="string">
            <text:p text:style-name="P12"><text:span text:style-name="T6">Os participantes desenvolverão um algoritmo para classificar 3 tipos de objetos por cor/forma e otimizarão o tempo de execução.</text:span></text:p>
          </table:table-cell>
          <table:table-cell table:style-name="Table2.A1" office:value-type="string">
            <text:p text:style-name="P12"><text:span text:style-name="T6">Braço de 6 eixos, Sistema de visão integrado (câmera), Interface de programação visual</text:span></text:p>
          </table:table-cell>
        </table:table-row>
        <table:table-row table:style-name="Table2.1">
          <table:table-cell table:style-name="Table2.A1" office:value-type="string">
            <text:p text:style-name="P12"><text:span text:style-name="T7">4. Colaboração Humano-Robô: Montagem Conjunta</text:span></text:p>
          </table:table-cell>
          <table:table-cell table:style-name="Table2.A1" office:value-type="string">
            <text:p text:style-name="P12"><text:span text:style-name="T6">12-18 anos</text:span></text:p>
          </table:table-cell>
          <table:table-cell table:style-name="Table2.A1" office:value-type="string">
            <text:p text:style-name="P12"><text:span text:style-name="T6">Interação Humano-Robô (HRI), Segurança Colaborativa, Divisão de Tarefas</text:span></text:p>
          </table:table-cell>
          <table:table-cell table:style-name="Table2.A1" office:value-type="string">
            <text:p text:style-name="P12"><text:span text:style-name="T6">Os participantes realizarão uma tarefa de montagem em conjunto com o robô e identificarão princípios de segurança em HRI.</text:span></text:p>
          </table:table-cell>
          <table:table-cell table:style-name="Table2.A1" office:value-type="string">
            <text:p text:style-name="P12"><text:span text:style-name="T6">Cobot com sensores de força/torque, Interface intuitiva para colaboração direta</text:span></text:p>
          </table:table-cell>
        </table:table-row>
      </table:table>
      <text:p text:style-name="P13"><text:span text:style-name="T3">Esta tabela fornece um plano claro e acionável para o conteúdo educacional, tornando o valor pedagógico do projeto explícito e demonstrando uma estrutura curricular bem elaborada, o que é altamente persuasivo para a avaliação acadêmica.</text:span></text:p>
      <text:p text:style-name="P3"/>
      <text:p text:style-name="P15"><text:span text:style-name="T2">6. Resultados Esperados e Estrutura de Avaliação</text:span></text:p>
      <text:p text:style-name="P2"/>
      <text:p text:style-name="P5"><text:span text:style-name="T3">O projeto visa atingir resultados mensuráveis relacionados ao aumento do interesse e da compreensão em robótica. O resultado primário esperado é um aumento significativo no interesse em robótica e pesquisa STEM entre crianças e adolescentes. Os resultados secundários incluem uma melhor compreensão dos princípios robóticos, aprimoramento das habilidades de resolução de problemas e maior conscientização sobre as carreiras em STEM. Para avaliar a eficácia do projeto, serão empregados métodos quantitativos e qualitativos.</text:span></text:p>
      <text:p text:style-name="P5"><text:soft-page-break/><text:span text:style-name="T3">Os métodos quantitativos incluirão pesquisas pré e pós-intervenção para avaliar mudanças no interesse, atitudes e conhecimento. As taxas de participação e dados demográficos também serão rastreados. Qualitativamente, a observação dos níveis de engajamento durante as atividades, bem como entrevistas curtas ou grupos focais com participantes e pais, serão utilizados para coletar feedback sobre suas experiências e aprendizado percebido. O rastreamento a longo prazo, quando viável, envolverá pesquisas de acompanhamento ou contato com os participantes para avaliar o interesse sustentado ou a subsequente inscrição em programas/competições STEM (por exemplo, VEX, FIRST Robotics). Métricas específicas serão definidas para "interesse" (por exemplo, pontuações de interesse auto-relatadas, intenção de buscar aprendizado adicional), "compreensão" (por exemplo, respostas corretas em um breve questionário, capacidade de explicar um conceito) e "engajamento" (por exemplo, duração da interação, nível de participação em desafios).</text:span></text:p>
      <text:p text:style-name="P5"><text:span text:style-name="T3">Além do interesse imediato, a estrutura de avaliação buscará avaliar a eficácia do projeto em mitigar percepções públicas negativas sobre a robótica e em fomentar um senso de agência e empoderamento entre os jovens em relação às futuras tecnologias. Embora o interesse direto seja mensurável, um impacto mais profundo reside na mudança de atitudes subjacentes. A percepção pública da IA e da robótica é mista, incluindo o "medo da perda de empregos". Se as crianças saírem sentindo-se empoderadas, entusiasmadas e menos temerosas dos robôs, isso representa um resultado significativo, embora mais difícil de quantificar. Pesquisas podem incluir perguntas como "Você acha que os robôs ajudarão as pessoas no futuro?" ou "Você sente que poderia aprender a controlar um robô?" para medir essa mudança na percepção e agência. Isso expande a avaliação para além de métricas simples de "interesse" para abranger o papel do projeto na formação da relação fundamental de uma geração com a tecnologia. Aborda a dimensão ética ao avaliar se o projeto contribui para uma visão mais informada, equilibrada e positiva do progresso tecnológico, o que é crucial para a prontidão social e a inovação responsável.</text:span></text:p>
      <text:p text:style-name="P3"/>
      <text:p text:style-name="P15"><text:span text:style-name="T2">7. Sustentabilidade e Direções Futuras</text:span></text:p>
      <text:p text:style-name="P2"/>
      <text:p text:style-name="P5"><text:span text:style-name="T3">A viabilidade a longo prazo do projeto e as vias potenciais para expansão ou replicação são considerações essenciais. Estratégias de financiamento explorarão diversas fontes, incluindo bolsas acadêmicas, patrocínios corporativos de empresas de robótica e parcerias com fundações educacionais. O desenvolvimento de módulos educacionais padronizados e de código aberto, juntamente com materiais de treinamento, permitirá o compartilhamento com outras instituições ou educadores. Isso aborda a "falta de instrutores qualificados" ao fornecer recursos.</text:span></text:p>
      <text:p text:style-name="P5"><text:span text:style-name="T3">Serão propostos programas de "treinamento de formadores" para educadores e voluntários, a fim de expandir o alcance do projeto e garantir qualidade consistente. A escalabilidade do modelo do projeto será discutida, incluindo sua replicação em diferentes regiões ou adaptação para vários ambientes (por exemplo, oficinas escolares, centros comunitários). O planejamento para a evolução tecnológica contemplará futuras atualizações ou a integração de tecnologias emergentes (por exemplo, IA mais avançada, simulações de realidade virtual para treinamento) para manter o projeto relevante e de ponta. O engajamento comunitário a longo prazo será fomentado através de relações com escolas, museus de ciência e clubes de robótica locais para criar caminhos para o interesse sustentado. Para grupos de idade mais avançada ou em módulos avançados, será considerada a integração de discussões sobre as implicações éticas da robótica, fomentando futuros inovadores responsáveis.</text:span></text:p>
      <text:p text:style-name="P5"><text:span text:style-name="T3">O desenvolvimento de módulos educacionais de código aberto e programas de "treinamento de formadores" não apenas garante a sustentabilidade, mas também posiciona o projeto como um líder na criação de modelos acessíveis e replicáveis para a educação em robótica avançada, contribuindo assim para uma equidade educacional mais ampla. Se o conteúdo e a metodologia do projeto forem proprietários ou dependerem exclusivamente do pós-doutor, seu impacto será limitado. A abertura do código dos materiais permite uma adoção mais ampla. O treinamento de instrutores aborda diretamente o desafio de escalar o conhecimento. Ao projetar intencionalmente para replicação e acesso aberto, o projeto vai além de um esforço de extensão singular para se tornar um recurso fundamental para a educação em robótica. Isso democratiza o acesso a experiências de aprendizagem práticas e de alta qualidade que, de outra forma, poderiam ser restringidas por custo ou conhecimento especializado. Essa abordagem estratégica transforma o projeto de uma iniciativa localizada em um potencial modelo nacional ou mesmo internacional para a extensão STEM, ampliando significativamente seu impacto a longo prazo na equidade educacional e no desenvolvimento de um pipeline STEM diversificado. Isso posiciona o pós-doutorado como um contribuinte para a mudança sistêmica na educação.</text:span></text:p>
      <text:p text:style-name="P5"><text:span text:style-name="T3">A integração de discussões sobre as implicações éticas da robótica para participantes mais velhos é crucial para desenvolver não apenas indivíduos tecnicamente proficientes, mas também inovadores eticamente conscientes, capazes de navegar pelos complexos desafios sociais impostos pelas tecnologias emergentes. Embora despertar o interesse seja primordial, uma compreensão abrangente da robótica inclui seu impacto social. Ignorar as considerações éticas seria um desserviço aos futuros inovadores. Para adolescentes mais velhos, que estão mais próximos do ensino superior e das escolhas de carreira, apenas demonstrar a "beleza" dos robôs é insuficiente. Envolvê-los em discussões sobre o desenvolvimento e a implantação responsáveis da robótica (por exemplo, deslocamento de empregos, viés em IA, privacidade) os prepara para as complexidades do mundo real do campo. Essa integração proativa da ética no engajamento fomenta uma geração de "roboticistas responsáveis" que não são apenas tecnicamente hábeis, mas também criticamente conscientes das implicações sociais mais amplas de seu trabalho. Isso é vital para garantir que o avanço tecnológico sirva positivamente à humanidade e se alinhe com as diretrizes éticas, mitigando potenciais "efeitos cascata" negativos.</text:span></text:p>
      <text:p text:style-name="P3"/>
      <text:p text:style-name="P15"><text:span text:style-name="T2">8. Conclusão: Pavimentando o Caminho para a Próxima Geração de Roboticistas</text:span></text:p>
      <text:p text:style-name="P2"/>
      <text:p text:style-name="P5"><text:span text:style-name="T3">Este projeto de pós-doutorado reafirma sua missão central de inspirar e educar a próxima geração de inovadores e pesquisadores em robótica e STEM. Sua proposta de valor única reside na alavancagem de braços robóticos colaborativos em ambientes públicos para experiências práticas, apropriadas para a idade e altamente envolventes. O impacto a longo prazo esperado inclui o aumento das escolhas de carreira em STEM e os benefícios sociais mais amplos de uma população tecnologicamente alfabetizada. O projeto tem o potencial de preencher lacunas na extensão STEM atual e de fomentar um pipeline de talentos mais inclusivo e diversificado.</text:span></text:p>
      <text:p text:style-name="P5"><text:span text:style-name="T3">O sucesso do projeto em fomentar o interesse precoce em robótica não se limita a produzir mais engenheiros, mas a cultivar uma cidadania tecnologicamente alfabetizada, capaz de se engajar criticamente e moldar o futuro da automação e da IA. Embora um pipeline direto para carreiras STEM seja um resultado desejado, o valor social mais amplo do projeto se estende àqueles que podem não seguir STEM. Ao expor um público amplo à robótica de forma positiva e interativa, ele fomenta uma compreensão básica e um conforto com essas tecnologias. Isso cria um público mais informado, capaz de participar de discussões sobre ética da IA, políticas e integração social. O projeto contribui para a "ciência cidadã" em um sentido mais amplo, capacitando o público em geral com conhecimento fundamental e uma disposição positiva em relação à robótica. Isso é crucial para navegar em um futuro cada vez mais moldado pela IA e automação, garantindo que as decisões sociais sobre tecnologia sejam tomadas por uma população informada, e não apenas por especialistas. O projeto, portanto, contribui para o engajamento democrático com o progresso tecnológico.</text:span></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4" meta:paragraph-count="110" meta:word-count="4079" meta:character-count="28380" meta:non-whitespace-character-count="24416"/>
    <meta:generator>LibreOfficeDev/6.0.5.2$Linux_X86_64 LibreOffice_project/</meta:generator>
  </office:meta>
</office:document-meta>
</file>